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style:may-break-between-rows="false"/>
    </style:style>
    <style:style style:name="Table1.A" style:family="table-column">
      <style:table-column-properties style:column-width="5.666cm" style:rel-column-width="21842*"/>
    </style:style>
    <style:style style:name="Table1.C" style:family="table-column">
      <style:table-column-properties style:column-width="5.669cm" style:rel-column-width="21851*"/>
    </style:style>
    <style:style style:name="Table1.1" style:family="table-row">
      <style:table-row-properties style:min-row-height="2.454cm"/>
    </style:style>
    <style:style style:name="Table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97cm" fo:border="0.05pt solid #000000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2" style:family="table-cell">
      <style:table-cell-properties fo:padding="0.097cm" fo:border="0.0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text-properties officeooo:paragraph-rsid="001d585a"/>
    </style:style>
    <style:style style:name="P3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0pt" fo:font-weight="bold" officeooo:paragraph-rsid="001d585a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Arial" fo:font-size="10pt" fo:font-weight="bold" officeooo:paragraph-rsid="001d585a" style:font-size-asian="10pt" style:font-weight-asian="bold" style:font-size-complex="10pt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29fbf0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3"><office:annotation loext:resolved="false"><dc:creator>Antoine Duchêne</dc:creator><dc:date>2020-04-01T12:55:55.356779663</dc:date><meta:creator-initials>AD</meta:creator-initials><text:p text:style-name="P5">do row if signed</text:p></office:annotation><draw:frame draw:style-name="fr1" draw:name="Cadre1" text:anchor-type="as-char" draw:z-index="0"><draw:text-box fo:min-height="0.811cm" fo:min-width="2.309cm"><text:p text:style-name="P1"/></draw:text-box></draw:frame></text:p>
          </table:table-cell>
          <table:table-cell table:style-name="Table1.B1" office:value-type="string">
            <text:p text:style-name="P4"/>
          </table:table-cell>
          <table:table-cell table:style-name="Table1.C1" office:value-type="string">
            <text:p text:style-name="P3"><draw:frame draw:style-name="fr1" draw:name="Cadre2" text:anchor-type="as-char" draw:z-index="1"><draw:text-box fo:min-height="0.811cm" fo:min-width="2.309cm"><text:p text:style-name="P1"><office:annotation loext:resolved="false"><dc:creator>Antoine Duchêne</dc:creator><dc:date>2020-04-01T12:55:18.591353772</dc:date><meta:creator-initials>AD</meta:creator-initials><text:p text:style-name="P5">do text if False</text:p></office:annotation></text:p></draw:text-box></draw:frame></text:p>
          </table:table-cell>
        </table:table-row>
        <table:table-row table:style-name="Table1.1">
          <table:table-cell table:style-name="Table1.A2" office:value-type="string">
            <text:p text:style-name="P3"><office:annotation loext:resolved="false"><dc:creator>Antoine Duchêne</dc:creator><dc:date>2020-04-01T11:51:44.601773776</dc:date><meta:creator-initials>AD</meta:creator-initials><text:p text:style-name="P5">do row else</text:p></office:annotation><text:span text:style-name="T1">Else row</text:span></text:p>
          </table:table-cell>
          <table:table-cell table:style-name="Table1.B2" office:value-type="string">
            <text:p text:style-name="P4"/>
          </table:table-cell>
          <table:table-cell table:style-name="Table1.C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0:01:49.150601240</meta:creation-date>
    <dc:date>2024-04-22T14:41:25.877498782</dc:date>
    <meta:editing-duration>PT31M</meta:editing-duration>
    <meta:editing-cycles>12</meta:editing-cycles>
    <meta:generator>LibreOffice/24.2.2.2$Linux_X86_64 LibreOffice_project/420$Build-2</meta:generator>
    <meta:document-statistic meta:table-count="1" meta:image-count="0" meta:object-count="0" meta:page-count="1" meta:paragraph-count="4" meta:word-count="2" meta:character-count="8" meta:non-whitespace-character-count="7"/>
  </office:meta>
</office:document-meta>
</file>